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8A00002F28000022DF797F21A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9" table:end-x="0.726cm" table:end-y="0.294cm" draw:z-index="0" svg:width="12.071cm" svg:height="8.926cm" svg:x="2.202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9" table:end-x="0.893cm" table:end-y="0.106cm" draw:z-index="1" draw:name="Graphics 1" draw:style-name="gr1" draw:text-style-name="P1" svg:width="12.071cm" svg:height="8.926cm" svg:x="0.112cm" svg:y="0.211cm">
              <draw:image xlink:href="Pictures/2000048A00002F28000022DF797F21A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6:49</dc:date>
    <dc:language>en-US</dc:language>
    <meta:editing-cycles>4</meta:editing-cycles>
    <meta:editing-duration>PT10M19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6.6000003814697pt" style:font-family-asian="'Andale Sans UI'" style:font-pitch-asian="variable" style:font-size-asian="16.6000003814697pt" style:font-family-complex="Tahoma" style:font-pitch-complex="variable" style:font-size-complex="16.6000003814697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7.59999990463257pt" style:font-family-asian="'Andale Sans UI'" style:font-pitch-asian="variable" style:font-size-asian="7.59999990463257pt" style:font-family-complex="Tahoma" style:font-pitch-complex="variable" style:font-size-complex="7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89999961853027pt" style:font-family-asian="'Andale Sans UI'" style:font-pitch-asian="variable" style:font-size-asian="8.89999961853027pt" style:font-family-complex="Tahoma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1.3999996185303pt" style:font-family-asian="'Andale Sans UI'" style:font-pitch-asian="variable" style:font-size-asian="11.3999996185303pt" style:font-family-complex="Tahoma" style:font-pitch-complex="variable" style:font-size-complex="11.3999996185303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89999961853027pt" style:font-family-asian="'Andale Sans UI'" style:font-pitch-asian="variable" style:font-size-asian="8.89999961853027pt" style:font-family-complex="Tahoma" style:font-pitch-complex="variable" style:font-size-complex="8.89999961853027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7.59999990463257pt" style:font-family-asian="'Andale Sans UI'" style:font-pitch-asian="variable" style:font-size-asian="7.59999990463257pt" style:font-family-complex="Tahoma" style:font-pitch-complex="variable" style:font-size-complex="7.59999990463257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7.59999990463257pt" style:font-family-asian="'Andale Sans UI'" style:font-pitch-asian="variable" style:font-size-asian="7.59999990463257pt" style:font-family-complex="Tahoma" style:font-pitch-complex="variable" style:font-size-complex="7.59999990463257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7.59999990463257pt" style:font-family-asian="'Andale Sans UI'" style:font-pitch-asian="variable" style:font-size-asian="7.59999990463257pt" style:font-family-complex="Tahoma" style:font-pitch-complex="variable" style:font-size-complex="7.5999999046325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2.072cm" svg:height="8.927cm" chart:class="chart:scatter" chart:style-name="ch1">
        <chart:title svg:x="1.018cm" svg:y="0.178cm" chart:style-name="ch2">
          <text:p>xy_Chart_Cubic_Spline_with_Symbols</text:p>
        </chart:title>
        <chart:legend chart:legend-position="end" svg:x="10.22cm" svg:y="3.825cm" chart:style-name="ch3"/>
        <chart:plot-area chart:style-name="ch4" table:cell-range-address="Sheet1.$B$4:.$F$16" chart:data-source-has-labels="both" chart:table-number-list="0" svg:x="0.24cm" svg:y="1.18cm" svg:width="9.501cm" svg:height="7.569cm">
          <chart:axis chart:dimension="x" chart:name="primary-x" chart:style-name="ch5">
            <chart:title svg:x="5.498cm" svg:y="8.288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4cm" svg:y="5.077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